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orphans="0" fo:widows="0"/>
      <style:text-properties fo:color="#ff0000" fo:font-weight="bold" style:font-weight-asian="bold"/>
    </style:style>
    <style:style style:name="P3" style:family="paragraph" style:parent-style-name="Standard">
      <style:text-properties fo:color="#ff0000"/>
    </style:style>
    <style:style style:name="P4" style:family="paragraph" style:parent-style-name="Standard">
      <style:paragraph-properties fo:orphans="0" fo:widows="0"/>
      <style:text-properties fo:font-weight="bold" style:font-weight-asian="bold"/>
    </style:style>
    <style:style style:name="P5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12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13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4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15" style:family="paragraph" style:parent-style-name="Standard" style:list-style-name="WWNum1">
      <style:paragraph-properties fo:margin-left="1in" fo:margin-right="0in" fo:text-indent="-0.25in" style:auto-text-indent="false"/>
    </style:style>
    <style:style style:name="P16" style:family="paragraph" style:parent-style-name="Standard" style:list-style-name="WWNum6">
      <style:paragraph-properties fo:margin-left="1in" fo:margin-right="0in" fo:text-indent="-0.25in" style:auto-text-indent="false"/>
    </style:style>
    <style:style style:name="P17" style:family="paragraph" style:parent-style-name="Standard" style:master-page-name="Standard">
      <style:paragraph-properties fo:orphans="0" fo:widows="0" style:page-number="1"/>
    </style:style>
    <style:style style:name="P18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color="#ff0000" fo:font-size="14pt" fo:font-weight="bold" style:font-size-asian="14pt" style:font-weight-asian="bold" style:font-size-complex="14pt"/>
    </style:style>
    <style:style style:name="T3" style:family="text">
      <style:text-properties fo:color="#ff0000" fo:font-weight="bold" style:font-weight-asian="bold"/>
    </style:style>
    <style:style style:name="T4" style:family="text">
      <style:text-properties fo:color="#ff0000" style:text-line-through-style="solid" style:text-line-through-type="single"/>
    </style:style>
    <style:style style:name="T5" style:family="text">
      <style:text-properties fo:color="#ff0000"/>
    </style:style>
    <style:style style:name="T6" style:family="text">
      <style:text-properties fo:color="#ff0000" style:text-underline-style="none"/>
    </style:style>
    <style:style style:name="T7" style:family="text">
      <style:text-properties fo:font-weight="bold" style:font-weight-asian="bold"/>
    </style:style>
    <style:style style:name="T8" style:family="text">
      <style:text-properties fo:color="#ff00ff" fo:font-weight="bold" style:font-weight-asian="bold"/>
    </style:style>
    <style:style style:name="T9" style:family="text">
      <style:text-properties fo:color="#ff00ff"/>
    </style:style>
    <style:style style:name="T10" style:family="text">
      <style:text-properties fo:color="#ff00ff" style:text-underline-style="none"/>
    </style:style>
    <style:style style:name="T11" style:family="text">
      <style:text-properties fo:color="#4a86e8" fo:font-weight="bold" style:font-weight-asian="bold"/>
    </style:style>
    <style:style style:name="T12" style:family="text">
      <style:text-properties fo:color="#4a86e8"/>
    </style:style>
    <style:style style:name="T13" style:family="text">
      <style:text-properties fo:color="#4a86e8" style:text-underline-style="none"/>
    </style:style>
    <style:style style:name="T14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15" style:family="text">
      <style:text-properties fo:color="#1155cc" style:text-underline-style="solid" style:text-underline-width="auto" style:text-underline-color="font-color"/>
    </style:style>
    <style:style style:name="T16" style:family="text">
      <style:text-properties fo:font-size="18pt" fo:font-weight="bold" style:font-size-asian="18pt" style:font-weight-asian="bold" style:font-size-complex="18pt"/>
    </style:style>
    <style:style style:name="T17" style:family="text"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/>
    </style:style>
    <style:style style:name="T18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tracked-changes text:track-changes="false">
        <text:changed-region xml:id="ct27285472" text:id="ct27285472">
          <text:insertion>
            <office:change-info>
              <dc:creator>Michael Fox</dc:creator>
              <dc:date>2019-07-02T05:30:02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">LGCWDW <text:s/>- </text:span><text:span text:style-name="T2">????????? <text:s text:c="2"/></text:span></text:p>
      <text:p text:style-name="P1"><text:span text:style-name="T7">Colour key - </text:span><text:span text:style-name="T8">Venn</text:span><text:span text:style-name="T7"> </text:span><text:span text:style-name="T11">Pedro </text:span><text:span text:style-name="T3">Jill</text:span></text:p>
      <text:p text:style-name="P2"/>
      <text:p text:style-name="P1"><text:span text:style-name="T7">The Jill</text:span></text:p>
      <text:p text:style-name="P1"><text:a xlink:type="simple" xlink:href="https://meet.jit.si/jordan9000#config.disableAP=true&amp;config.disableAEC=true&amp;config.disableAGC=true" text:style-name="ListLabel_20_91" text:visited-style-name="ListLabel_20_91"><text:span text:style-name="T14">https://meet.jit.si/jordan9000#config.disableAP=true&amp;config.disableAEC=true&amp;config.disableAGC=true</text:span></text:a></text:p>
      <text:p text:style-name="P4"/>
      <text:p text:style-name="P1"><text:span text:style-name="T7">The Pedro </text:span></text:p>
      <text:p text:style-name="P1"><text:a xlink:type="simple" xlink:href="https://meet.jit.si/pedro9000#config.disableAP=true&amp;config.disableAEC=true&amp;config.disableAGC=true" text:style-name="ListLabel_20_91" text:visited-style-name="ListLabel_20_91"><text:span text:style-name="T14">https://meet.jit.si/pedro9000#config.disableAP=true&amp;config.disableAEC=true&amp;config.disableAGC=true</text:span></text:a></text:p>
      <text:p text:style-name="P2"/>
      <text:p text:style-name="P1"><draw:rect text:anchor-type="as-char" style:rel-width="100%" draw:z-index="0" draw:style-name="gr1" draw:text-style-name="P18" svg:width="0.0012in" svg:height="0.0213in"><text:p/></draw:rect></text:p>
      <text:p text:style-name="Standard">News</text:p>
      <text:p text:style-name="Standard">Plugs</text:p>
      <text:p text:style-name="Standard">Pi</text:p>
      <text:p text:style-name="Standard">Feedback</text:p>
      <text:p text:style-name="Standard"><draw:rect text:anchor-type="as-char" style:rel-width="100%" draw:z-index="1" draw:style-name="gr1" draw:text-style-name="P18" svg:width="0.0012in" svg:height="0.0213in"><text:p/></draw:rect></text:p>
      <text:p text:style-name="P1"><text:span text:style-name="T16">Post story suggestions </text:span><text:span text:style-name="T17">HAR</text:span><text:span text:style-name="T18">!</text:span></text:p>
      <text:p text:style-name="P1">1.<text:change-start text:change-id="ct27285472"/>Cloud Geekos https://www.zdnet.com/article/suse-linux-bridges-the-gap-between-the-server-and-the-cloud/<text:change-end text:change-id="ct27285472"/></text:p>
      <text:p text:style-name="P1">2.</text:p>
      <text:p text:style-name="P1">3.</text:p>
      <text:p text:style-name="P1">4.</text:p>
      <text:p text:style-name="P1"><text:soft-page-break/>5.</text:p>
      <text:p text:style-name="P1"/>
      <text:p text:style-name="P1"><draw:rect text:anchor-type="as-char" style:rel-width="100%" draw:z-index="2" draw:style-name="gr1" draw:text-style-name="P18" svg:width="0.0012in" svg:height="0.0213in"><text:p/></draw:rect></text:p>
      <text:p text:style-name="Standard"><text:span text:style-name="T2">Rundown: You know the drill </text:span></text:p>
      <text:p text:style-name="Standard"/>
      <text:p text:style-name="Standard"/>
      <text:p text:style-name="P4"/>
      <text:p text:style-name="P1"><draw:rect text:anchor-type="as-char" style:rel-width="100%" draw:z-index="3" draw:style-name="gr1" draw:text-style-name="P18" svg:width="0.0012in" svg:height="0.0213in"><text:p/></draw:rect></text:p>
      <text:p text:style-name="P1"><text:span text:style-name="T7">What we’re up to :</text:span></text:p>
      <text:p text:style-name="P1"><text:span text:style-name="T7">V - if I did my job correctly for the last two weeks nobody noticed anything.</text:span></text:p>
      <text:p text:style-name="P1"><text:span text:style-name="T7">J - We had a wonderful LinuxGameCast party Saturday at Mathieu/Strider of Lutris house once again :-D</text:span></text:p>
      <text:p text:style-name="P1"><text:span text:style-name="T7">P - </text:span></text:p>
      <text:p text:style-name="Standard"><draw:rect text:anchor-type="as-char" style:rel-width="100%" draw:z-index="4" draw:style-name="gr1" draw:text-style-name="P18" svg:width="0.0012in" svg:height="0.0213in"><text:p/></draw:rect></text:p>
      <text:p text:style-name="Standard">News</text:p>
      <text:p text:style-name="Standard"/>
      <text:p text:style-name="Standard"><text:span text:style-name="T11">Ubuntu hiring for Desktop</text:span></text:p>
      <text:p text:style-name="Standard"><text:a xlink:type="simple" xlink:href="https://blogs.gnome.org/laney/2019/07/02/canonicals-desktop-team-is-hiring/" text:style-name="ListLabel_20_92" text:visited-style-name="ListLabel_20_92"><text:span text:style-name="T15">https://blogs.gnome.org/laney/2019/07/02/canonicals-desktop-team-is-hiring/</text:span></text:a></text:p>
      <text:list xml:id="list2274378533" text:style-name="WWNum2">
        <text:list-item>
          <text:p text:style-name="P5"><text:span text:style-name="T9">We’re still looking for university degrees in 2019, interesting. </text:span></text:p>
        </text:list-item>
        <text:list-item>
          <text:p text:style-name="P5"><text:span text:style-name="T12">If the previous weeks have been any indication, they’re probably not interested in you if your desire to help make Ubuntu the best gaming distro out there.</text:span></text:p>
        </text:list-item>
        <text:list-item>
          <text:p text:style-name="P5"><text:span text:style-name="T12">And since this comes from the GNOME Blog, maybe consider your desktop environment preferences as well.</text:span></text:p>
        </text:list-item>
        <text:list-item>
          <text:p text:style-name="P5"><text:span text:style-name="T9">Could be a good fit if you are interested in Snaps, Gnome, and travel. </text:span></text:p>
        </text:list-item>
      </text:list>
      <text:p text:style-name="Standard"><text:soft-page-break/></text:p>
      <text:p text:style-name="Standard"><text:span text:style-name="T8">Xfce 4.14 pre 2</text:span></text:p>
      <text:p text:style-name="Standard"><text:a xlink:type="simple" xlink:href="https://simon.shimmerproject.org/2019/07/01/xfce-4-14pre2-released/" text:style-name="ListLabel_20_92" text:visited-style-name="ListLabel_20_92"><text:span text:style-name="T15">https://simon.shimmerproject.org/2019/07/01/xfce-4-14pre2-released/</text:span></text:a></text:p>
      <text:list xml:id="list3326051679" text:style-name="WWNum10">
        <text:list-item>
          <text:p text:style-name="P6"><text:span text:style-name="T9">They fixed the read only Thunar bug!</text:span></text:p>
        </text:list-item>
        <text:list-item>
          <text:p text:style-name="P6"><text:span text:style-name="T12">I really hope the GLX compositor for XFWM doesn’t turn out KWin levels of bad.</text:span></text:p>
        </text:list-item>
        <text:list-item>
          <text:p text:style-name="P6"><text:span text:style-name="T9">HiDPI and theming have made it into the latest release.</text:span></text:p>
        </text:list-item>
        <text:list-item>
          <text:p text:style-name="P6"><text:span text:style-name="T9">If you’re wondering how you get this new hotness on Fedora just install xfce and wait a few days. </text:span></text:p>
        </text:list-item>
        <text:list-item>
          <text:p text:style-name="P6"><text:span text:style-name="T9">I spent an afternoon trying to figure out how to get pre1 only to discover I was already running it. </text:span></text:p>
        </text:list-item>
        <text:list-item>
          <text:p text:style-name="P6"><text:span text:style-name="T5">They fixed several bugs in the xfce4-settings in the settings manager, color dialog and in the display dialog whose settings were not retained across sessions. <text:s/>That has been a real annoyance.</text:span></text:p>
        </text:list-item>
        <text:list-item>
          <text:p text:style-name="P6"><text:span text:style-name="T5">In the xfdesktop a new “Add Next Background” option was added as well as some fixes around theming and interactivity.</text:span></text:p>
        </text:list-item>
      </text:list>
      <text:p text:style-name="Standard"/>
      <text:p text:style-name="Standard"><text:span text:style-name="T8">Network transparent Wayland </text:span></text:p>
      <text:p text:style-name="Standard"><text:a xlink:type="simple" xlink:href="https://gitlab.freedesktop.org/mstoeckl/waypipe/" text:style-name="ListLabel_20_92" text:visited-style-name="ListLabel_20_92"><text:span text:style-name="T15">https://gitlab.freedesktop.org/mstoeckl/waypipe/</text:span></text:a></text:p>
      <text:list xml:id="list390553065" text:style-name="WWNum1">
        <text:list-item>
          <text:p text:style-name="P7"><text:span text:style-name="T9">This seems to allow per-application and that’s good. </text:span></text:p>
        </text:list-item>
        <text:list-item>
          <text:p text:style-name="P7"><text:span text:style-name="T9">This, Pipewire, and Intel discrete GPU’s need to finish getting sorted and in 10 years Wayland will replace X. <text:s/></text:span><text:span text:style-name="T5"><text:s/></text:span></text:p>
        </text:list-item>
        <text:list-item>
          <text:p text:style-name="P7"><text:span text:style-name="T5">This has been a feature of X for a long time, ssh -X, but was very cumbersome and slow.</text:span></text:p>
          <text:list>
            <text:list-item>
              <text:p text:style-name="P15"><text:span text:style-name="T9"><office:annotation office:name="__Annotation__69_2158587288"><dc:creator>Jordan Cwang</dc:creator><dc:date>2019-07-03T18:42:37</dc:date><text:p><text:span text:style-name="T19">It's worse in VMs. <text:s/></text:span></text:p><text:p/><text:p><text:span text:style-name="T19">Love, </text:span></text:p><text:p><text:span text:style-name="T19">one <text:s/>90 minute oracle installation</text:span></text:p></office:annotation></text:span><text:span text:style-name="T9">On a WAN, maybe.</text:span><office:annotation-end office:name="__Annotation__69_2158587288"/></text:p>
            </text:list-item>
          </text:list>
        </text:list-item>
        <text:list-item>
          <text:p text:style-name="P7"><text:span text:style-name="T12">Creating a seamless integration of local and remote applications has always been a bit of a unicorn.</text:span></text:p>
        </text:list-item>
        <text:list-item>
          <text:p text:style-name="P7"><text:span text:style-name="T12">You can almost get away with it, nowadays, if you have the same or very similar setup going in both the local and remote machines.</text:span></text:p>
        </text:list-item>
      </text:list>
      <text:p text:style-name="P3"/>
      <text:p text:style-name="Standard"><text:span text:style-name="T3">25 years of FreeDOS</text:span></text:p>
      <text:p text:style-name="Standard"><text:soft-page-break/><text:a xlink:type="simple" xlink:href="https://liliputing.com/2019/07/freedos-turns-25-open-source-dos-compatible-operating-system.html" text:style-name="ListLabel_20_92" text:visited-style-name="ListLabel_20_92"><text:span text:style-name="T15">https://liliputing.com/2019/07/freedos-turns-25-open-source-dos-compatible-operating-system.html</text:span></text:a></text:p>
      <text:p text:style-name="Standard"><text:a xlink:type="simple" xlink:href="https://www.linuxjournal.com/content/freedoss-linux-roots" text:style-name="ListLabel_20_92" text:visited-style-name="ListLabel_20_92"><text:span text:style-name="T15">https://www.linuxjournal.com/content/freedoss-linux-roots</text:span></text:a></text:p>
      <text:list xml:id="list2550416988" text:style-name="WWNum6">
        <text:list-item>
          <text:p text:style-name="P8"><text:span text:style-name="T9">I don’t know if I’ve ever directly used FreeDOS. </text:span></text:p>
        </text:list-item>
        <text:list-item>
          <text:p text:style-name="P8"><text:span text:style-name="T5">On June 29 the FreeDOS Project turned 25 years old!</text:span></text:p>
        </text:list-item>
        <text:list-item>
          <text:p text:style-name="P8"><text:span text:style-name="T5">I used FreeDOS heavily when running 3D Studio R4 for DOS and Autodesk Animator in the 90’s. <text:s/>I liked it better than MS DOS and DR-DOS.</text:span></text:p>
        </text:list-item>
        <text:list-item>
          <text:p text:style-name="P8"><text:span text:style-name="T5">I remember being impressed with the multitasking features in FreeDOS, like being able to print and format a floppy disk while doing other tasks, like rendering animation.</text:span></text:p>
        </text:list-item>
        <text:list-item>
          <text:p text:style-name="P8"><text:span text:style-name="T5">And very important, I remember using Arachne and the Lynx and Links web browsers with FreeDOS.</text:span></text:p>
        </text:list-item>
        <text:list-item>
          <text:p text:style-name="P8"><text:span text:style-name="T5">it was very easy to connect to the internet and had an TCP/IP networking stack, unlike DOS where the networking drivers were hard to install and wouldn’t work with every ethernet card.</text:span></text:p>
        </text:list-item>
        <text:list-item>
          <text:p text:style-name="P8"><text:span text:style-name="T5">Jim Hall, creator of FreeDOS, wrote a wonderful article at Linux Journal about its history and “Linux Roots,” and how many apps from Linux have been brought over, such as gawk, grep and man.</text:span></text:p>
        </text:list-item>
        <text:list-item>
          <text:p text:style-name="P8"><text:span text:style-name="T12">My one experience with FreeDOS was with one of those MSI laptops that came “without OS”</text:span></text:p>
          <text:list>
            <text:list-item>
              <text:p text:style-name="P16"><text:span text:style-name="T9">I’ve had a Dell lappy with FreeDOS. </text:span></text:p>
            </text:list-item>
          </text:list>
        </text:list-item>
      </text:list>
      <text:p text:style-name="Standard"/>
      <text:p text:style-name="Standard"><text:span text:style-name="T11">System76 sale</text:span></text:p>
      <text:p text:style-name="Standard"><text:a xlink:type="simple" xlink:href="https://system76.com/specials" text:style-name="ListLabel_20_92" text:visited-style-name="ListLabel_20_92"><text:span text:style-name="T15">https://system76.com/specials</text:span></text:a></text:p>
      <text:list xml:id="list236241763" text:style-name="WWNum7">
        <text:list-item>
          <text:p text:style-name="P9"><text:span text:style-name="T5">System76 is having their annual Summer Flock Party through July 9th! <text:s/>Enjoy savings on laptops and desktops.</text:span></text:p>
        </text:list-item>
        <text:list-item>
          <text:p text:style-name="P9"><text:span text:style-name="T5">There are 17 parrots on their website for you to find, and each one reveals pieces of a secret message. <text:s/>I have found 2 so far.</text:span></text:p>
        </text:list-item>
        <text:list-item>
          <text:p text:style-name="P9"><text:span text:style-name="T5">You can save up to $305 on a Serval WS laptop if you decode the message, and up to $100 on the Darter Pro.</text:span></text:p>
        </text:list-item>
        <text:list-item>
          <text:p text:style-name="P9"><text:span text:style-name="T12">Nice discounts for Linux hardware are always welcome.</text:span></text:p>
        </text:list-item>
        <text:list-item>
          <text:p text:style-name="P9"><text:span text:style-name="T12">I looked around for other similar offerings from Entroware and Tuxedo but they didn’t seem to be doing a sale at the time.</text:span></text:p>
        </text:list-item>
      </text:list>
      <text:p text:style-name="Standard"/>
      <text:p text:style-name="Standard"><text:span text:style-name="T7">React Reaction </text:span></text:p>
      <text:p text:style-name="Standard"><text:soft-page-break/><text:a xlink:type="simple" xlink:href="https://www.theregister.co.uk/2019/07/03/reactos_a_ripoff_of_the_windows_research_kernel_claims_microsoft_kernel_engineer/" text:style-name="ListLabel_20_92" text:visited-style-name="ListLabel_20_92"><text:span text:style-name="T15">https://www.theregister.co.uk/2019/07/03/reactos_a_ripoff_of_the_windows_research_kernel_claims_microsoft_kernel_engineer/</text:span></text:a></text:p>
      <text:list xml:id="list3934605047" text:style-name="WWNum8">
        <text:list-item>
          <text:p text:style-name="P10"><text:span text:style-name="T9">Didn’t know there was a research kernel from the old times floating around online. </text:span></text:p>
        </text:list-item>
        <text:list-item>
          <text:p text:style-name="P10"><text:span text:style-name="T9">This seems plausible. </text:span></text:p>
        </text:list-item>
        <text:list-item>
          <text:p text:style-name="P10"><text:span text:style-name="T12">This would also explain how they managed to achieve this level of compatibility without basically creating WINEOS.</text:span></text:p>
        </text:list-item>
        <text:list-item>
          <text:p text:style-name="P10"><text:span text:style-name="T5">I actually remember hearing about this on another tech podcast, about another claim by a developer in 2006, which lead to a statement and internal audit by the ReactOS team.</text:span></text:p>
        </text:list-item>
      </text:list>
      <text:p text:style-name="Standard"/>
      <text:p text:style-name="Standard"><text:span text:style-name="T3">Linux dominates Azure</text:span></text:p>
      <text:p text:style-name="Standard"><text:a xlink:type="simple" xlink:href="https://www.zdnet.com/article/microsoft-developer-reveals-linux-is-now-more-used-on-azure-than-windows-server/" text:style-name="ListLabel_20_92" text:visited-style-name="ListLabel_20_92"><text:span text:style-name="T15">https://www.zdnet.com/article/microsoft-developer-reveals-linux-is-now-more-used-on-azure-than-windows-server/</text:span></text:a></text:p>
      <text:list xml:id="list1992329594" text:style-name="WWNum4">
        <text:list-item>
          <text:p text:style-name="P11"><text:span text:style-name="T5">Last October we talked about that half of Microsoft’s Azure virtual machines were running Linux, now the Linux usage on their cloud has surpassed Windows Server!</text:span></text:p>
        </text:list-item>
        <text:list-item>
          <text:p text:style-name="P11"><text:span text:style-name="T5">As our penguins are marching forward, this is no surprise to anyone and is one of the reasons Microsoft wants to join the official linux-distros mailing list . . . </text:span></text:p>
        </text:list-item>
        <text:list-item>
          <text:p text:style-name="P11"><text:span text:style-name="T9">Linux (and BSD) has dominated the server space since people started tracking it.</text:span></text:p>
        </text:list-item>
        <text:list-item>
          <text:p text:style-name="P11"><text:span text:style-name="T9">This is just a reflection of what’s already been the norm. <text:s/></text:span></text:p>
        </text:list-item>
      </text:list>
      <text:p text:style-name="Standard"/>
      <text:p text:style-name="Standard"><text:span text:style-name="T11">Microsoft distribution list</text:span></text:p>
      <text:p text:style-name="Standard"><text:a xlink:type="simple" xlink:href="https://www.theregister.co.uk/2019/06/27/microsoft_linux_distro_list/" text:style-name="ListLabel_20_92" text:visited-style-name="ListLabel_20_92"><text:span text:style-name="T15">https://www.theregister.co.uk/2019/06/27/microsoft_linux_distro_list/</text:span></text:a></text:p>
      <text:list xml:id="list627094522" text:style-name="WWNum9">
        <text:list-item>
          <text:p text:style-name="P12"><text:span text:style-name="T12">If we are to take the Embrace, Expand, Extinguish look at this move, this is giving Microsoft the tools to enact the final bit.</text:span></text:p>
        </text:list-item>
        <text:list-item>
          <text:p text:style-name="P12"><text:span text:style-name="T5">Makes sense for Microsoft for developing their Azure Sphere OS and WSL 2.</text:span></text:p>
        </text:list-item>
        <text:list-item>
          <text:p text:style-name="P12"><text:span text:style-name="T5">The much maligned by the Linux community, Oracle is on the list as well.</text:span></text:p>
        </text:list-item>
        <text:list-item>
          <text:p text:style-name="P12"><text:span text:style-name="T5">Clippy is cancer, and we don't have that yet on Linux!</text:span></text:p>
        </text:list-item>
      </text:list>
      <text:p text:style-name="Standard"/>
      <text:p text:style-name="Standard"><draw:rect text:anchor-type="as-char" style:rel-width="100%" draw:z-index="5" draw:style-name="gr1" draw:text-style-name="P18" svg:width="0.0012in" svg:height="0.0213in"><text:p/></draw:rect></text:p>
      <text:p text:style-name="Standard"><text:soft-page-break/>Plugs</text:p>
      <text:p text:style-name="Standard"/>
      <text:p text:style-name="Standard">Nehemiah (Dac) increased pledge.</text:p>
      <text:p text:style-name="Standard">Jgirl (new) </text:p>
      <text:p text:style-name="Standard">MikeG - YOLO SWAG Gerbil</text:p>
      <text:p text:style-name="Standard"><draw:rect text:anchor-type="as-char" style:rel-width="100%" draw:z-index="6" draw:style-name="gr1" draw:text-style-name="P18" svg:width="0.0012in" svg:height="0.0213in"><text:p/></draw:rect></text:p>
      <text:p text:style-name="Standard"><text:span text:style-name="T7">Slice of Pi</text:span></text:p>
      <text:p text:style-name="Standard"/>
      <text:p text:style-name="Standard"><text:span text:style-name="T3">Buster Pi</text:span></text:p>
      <text:p text:style-name="Standard"><text:a xlink:type="simple" xlink:href="https://www.raspberrypi.org/blog/buster-the-new-version-of-raspbian/" text:style-name="ListLabel_20_92" text:visited-style-name="ListLabel_20_92"><text:span text:style-name="T15">https://www.raspberrypi.org/blog/buster-the-new-version-of-raspbian/</text:span></text:a></text:p>
      <text:list xml:id="list3639585541" text:style-name="WWNum3">
        <text:list-item>
          <text:p text:style-name="P13"><text:span text:style-name="T5">As we talked about last week, with the release of the Raspberry Pi 4, a new Raspbian operating system based on the forthcoming Debian 10 Buster has been released, which comes with many updates, performance improvements and a more modern UI.</text:span></text:p>
        </text:list-item>
        <text:list-item>
          <text:p text:style-name="P13"><text:span text:style-name="T5">It has been released slightly in advance of the official July 7th Debian Buster release to accommodate the Pi 4’s open-source OpenGL video driver that is now default and was developed using the most recent version of Debian.</text:span></text:p>
        </text:list-item>
        <text:list-item>
          <text:p text:style-name="P13"><text:span text:style-name="T5">The Raspbian desktop environment has a new UI theme that is cleaner, more modern and more simplified.</text:span></text:p>
        </text:list-item>
        <text:list-item>
          <text:p text:style-name="P13"><text:span text:style-name="T5"><text:s/>There’s a new ‘Screen Configuration’ tool to accommodate the Raspberry Pi 4s multi-monitor support. </text:span></text:p>
        </text:list-item>
        <text:list-item>
          <text:p text:style-name="P13"><text:span text:style-name="T12">GLX out of the box for the Pi4 is a pretty good indication of the performance people were praising it for.</text:span></text:p>
        </text:list-item>
        <text:list-item>
          <text:p text:style-name="P13"><text:span text:style-name="T12">Not to mention, if someone decides to make or upgrade one of their Pi-based gaming machines, having that driver loaded and ready cuts a few steps out of the equation.</text:span></text:p>
        </text:list-item>
      </text:list>
      <text:p text:style-name="Standard"/>
      <text:p text:style-name="Standard"><text:span text:style-name="T11">Clippies big brother</text:span> </text:p>
      <text:p text:style-name="Standard"><text:a xlink:type="simple" xlink:href="https://www.hackster.io/8bitsandabyte/corporate-companion-9ce2e6" text:style-name="ListLabel_20_92" text:visited-style-name="ListLabel_20_92"><text:span text:style-name="T15">https://www.hackster.io/8bitsandabyte/corporate-companion-9ce2e6</text:span></text:a></text:p>
      <text:list xml:id="list4008093506" text:style-name="WWNum5">
        <text:list-item>
          <text:p text:style-name="P14"><text:span text:style-name="T5">Your “Office Space” Corporate Companion, or maybe it’s a snarky version of “The Internet” box from The IT Crowd ;-D</text:span></text:p>
        </text:list-item>
        <text:list-item>
          <text:p text:style-name="P14"><text:span text:style-name="T12">I didn’t know about ttsmp3.com… And I’m sure most people at work don’t, either.</text:span></text:p>
        </text:list-item>
      </text:list>
      <text:p text:style-name="Standard"><text:soft-page-break/></text:p>
      <text:p text:style-name="Standard"><draw:rect text:anchor-type="as-char" style:rel-width="100%" draw:z-index="7" draw:style-name="gr1" draw:text-style-name="P18" svg:width="0.0012in" svg:height="0.0213in"><text:p/></draw:rect></text:p>
      <text:p text:style-name="Standard">Feedback</text:p>
      <text:p text:style-name="Standard"/>
      <text:p text:style-name="Standard">Chips</text:p>
      <text:p text:style-name="Standard"><text:a xlink:type="simple" xlink:href="https://linuxgamecast.com/bradley/?dWuh5Io" text:style-name="ListLabel_20_92" text:visited-style-name="ListLabel_20_92"><text:span text:style-name="T15">https://linuxgamecast.com/bradley/?dWuh5Io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92" style:display-name="ListLabel 92" style:family="text">
      <style:text-properties fo:color="#1155cc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7" meta:paragraph-count="110" meta:word-count="1142" meta:character-count="7237" meta:non-whitespace-character-count="6216"/>
    <meta:generator>LibreOfficeDev/6.0.5.2$Linux_X86_64 LibreOffice_project/</meta:generator>
  </office:meta>
</office:document-meta>
</file>